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solid" style:text-underline-width="auto" style:text-underline-color="font-color"/>
    </style:style>
    <style:style style:name="P4" style:family="paragraph" style:parent-style-name="Standard" style:list-style-name="L2">
      <style:text-properties style:text-underline-style="none"/>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list-style-name="L1">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text:list-style style:name="L1">
      <text:list-level-style-number text:level="1" text:style-name="Numbering_20_Symbols" style:num-suffix="." style:num-format="I"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I"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I"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K. II Content Creation Guidelines</text:p>
      <text:p text:style-name="Standard"/>
      <text:p text:style-name="Standard">sorry in advance for the informality of following document.</text:p>
      <text:p text:style-name="Standard"/>
      <text:p text:style-name="P2">Due to our team's history of er, being slow workers shall we say, I felt it'd <text:s/>be a good idea to write up some guidelines that will speed the content creation process along a tad.</text:p>
      <text:p text:style-name="P2"/>
      <text:p text:style-name="P2">I.<text:span text:style-name="T1">Use of concept art</text:span></text:p>
      <text:p text:style-name="P2"><text:tab/>This is mainly for the level designers, but also for modelers (if we end up having to create some of our own guns, hoppers, etc.) and for anyone doing other 2D art.</text:p>
      <text:p text:style-name="P2"><text:tab/>We all know what concept art is, and I see that most of us have pitched in a level concept or two. This is good =). For level design especially, posting a good concept and allowing discussion can create interesting new additions/tweaks to the concept and inspire creativity and junk. So, basically, we want to draw up a basic level design concept, toss it around in IRC, and come to some decisions about it, such as... Is it feasible? Will it add to the game in a significant way? Will it present any significant technical challenges? Will it be fun and balanced for both teams? Things like that. A five minute concept sketch done in mspaint can eliminate hours wasted on a boring, unbalanced, or useless level design. When a level comes out of the concept art phase, we should know exactly how we want it to look and feel, what special ideas it has (like norrington and the multi-arena concept), etc. The process should then be down to overcoming any technical issues (more on this later) and then just making the thing.</text:p>
      <text:p text:style-name="P2"><text:tab/>For other 2D art, posting concepts of, say, new skinning techniques or new site designs, menu backgrounds, etc. before taking the time to create them can save time as well. For example, I did a concept of a new plastic texture i was working on, posted it in IRC, and found out it looked too metallic. I had planned to use this texture on a new skin, but now I know not to use it (or, rather, to use the version of it I fixed =P). Saves a lot of time going back and redoing, say, five or six skins that may have used that texture eh?</text:p>
      <text:p text:style-name="P2"/>
      <text:p text:style-name="P2"><text:tab/>Anywho, I guess thats the end of the whole concept art dealy.</text:p>
      <text:p text:style-name="P2"/>
      <text:list text:style-name="L1">
        <text:list-item>
          <text:p text:style-name="P3">Pre-Planning</text:p>
        </text:list-item>
      </text:list>
      <text:p text:style-name="P2"/>
      <text:p text:style-name="P2"><text:tab/>Pre-planning is necessary for everyone who's going to do artistic content.</text:p>
      <text:p text:style-name="P2"/>
      <text:p text:style-name="P2"><text:tab/>For level designers, we may be doing things that you may be unfamiliar with, or you may know of an area of your work that needs to be improved before a concept level can be made. This is where pre planning comes in. If, say, a map is supposed to have wind entities we've created, and you dont know quite how these work, a good idea would be to make a small map with all these entities set up in different fashions, so that you can grasp more thoroughly the workings of said entity. Or if, for example, you dont know how to do a 3D skybox, but the map concept calls for one, you'd better learn how to do it ASAP. The idea is to uncover and isolate any technical issue you may have while making the map, and to work on that issue in little maps until its not an issue any more =).</text:p>
      <text:p text:style-name="P2"><text:tab/></text:p>
      <text:p text:style-name="P2"><text:tab/>For modelers, skinners, and animators, we want to do some of the same things. For example, if we're modeling a system-x NME or something with all sorts of wonky holes and cuts and shapes and doodads, its a good idea to try to make that body over, and over, and over again, until you've got it correct. Making the whole gun only to find that you forgot to add a certain part or that the body is shaped wrong, or something, is a little disheartening and a big waste of time. For skinners, skinning a whole marker only to learn you've messed up or forgotten to do part of the body is also a big bag of suck, so dont do things like that =) For animators, rigging and compiling a whole gun, then learning that, say, its going to have more parts than previously thought and needs to have an idle animation for a 2 finger trigger and 1 finger trigger, rather than just a 1 finger trigger, that sucks too. And we want to experience as little (figurative) sucking as possible. <text:span text:style-name="T2">We all need to get together and decide what animations a particular marker is going to need before its animated and compiled. We also need to decide what upgrade parts markers will have before we go modeling and skinning and compiling them. </text:span></text:p>
      <text:p text:style-name="P2">That's really important, cause going back and redoing all the animations for a gun because you didnt know you needed a bone somewhere, is not enjoyable.</text:p>
      <text:p text:style-name="P2"/>
      <text:p text:style-name="P2"><text:tab/>For other 2d artists, we dont wanna do things like make a nice, sexy background for the game only to find out you cant read the menu text over it, not that something like that would ever happen =P.</text:p>
      <text:p text:style-name="P2"/>
      <text:list text:style-name="L2">
        <text:list-item>
          <text:p text:style-name="P4"><text:span text:style-name="T1">Placeholders</text:span></text:p>
        </text:list-item>
      </text:list>
      <text:p text:style-name="P5"/>
      <text:p text:style-name="P5"><text:tab/>This is probably what will save us the most time when it comes to artist/programmer interaction. Here, the idea is to just throw something together (that works) in the shortest time possible, to let our programmers get to work including it. </text:p>
      <text:p text:style-name="P5"/>
      <text:p text:style-name="P5">For level designers, this means making a box with all the code dependent things we may be <text:s/>using (wind, arenas, other shit i havent thought of) so that we can verify that they do indeed work. Its no use building a whole sexy map if it turns out some entity wasnt set right and crashes the game, or something O.o (things like this have happened to me..). <text:s/>Then its just a matter of making the real deal and adding in all the settings from the placeholder.</text:p>
      <text:p text:style-name="P5"/>
      <text:p text:style-name="P5">For modelers, this means, rather than spend hours making a sexy new marker, so that we can spend hours making sexy new animations, so that our programmers have to wait all those hours before creating the newest build of the game, we can make some boxes shit with the correct subskins and subskin names, submodels, animations, etc and toss it on SVN for the coders to work with until the real <text:s/>deal is finished. These placeholders need to have all the attributes the finished product will have, other than the shape and all that.</text:p>
      <text:p text:style-name="P5"/>
      <text:p text:style-name="P5">For animators, same deal, the model need not have sexy animations, just animations different enough that we can see that the proper animation plays at the proper time whilst we test in-game.</text:p>
      <text:p text:style-name="P5"/>
      <text:p text:style-name="P5">For skinners and map texture artists, if we know we need to replace a Valve texture we used, or we know that we want a certain texture (that we dont have yet) to have a new surface property, then we can just create some zonky texture and use that, so that all the other settings can be tested (or in the case of the valve texture, so we know to replace the damn thing ASAP)</text:p>
      <text:p text:style-name="P5"/>
      <text:list text:style-name="L3">
        <text:list-item>
          <text:p text:style-name="P6"><text:span text:style-name="T1">Prefabs and standard textures for models</text:span></text:p>
        </text:list-item>
      </text:list>
      <text:p text:style-name="P5"/>
      <text:p text:style-name="P5">This section should be fairly short... basically, if you make something you know is gonna be used a lot, make it a prefab (I.E. Flag stations with the proper model and entities applied) and put it on svn. If you create a base texture for a model, for the sake of keeping things the same from model to model, upload it to svn so that we all may use it. Having standard placeholder textures also saves time so that each mapper, modeler, or what have you, doesnt have to create his own.</text:p>
      <text:p text:style-name="P5"/>
      <text:p text:style-name="P5">V.<text:span text:style-name="T1">SVN Use</text:span></text:p>
      <text:p text:style-name="P7"/>
      <text:p text:style-name="P7"/>
      <text:p text:style-name="P5">Another important bit. We all know that working on a map, skin, model, what have you is pretty draining, and gets very boring after oh.. an hour or so. In most departments, we have more than one person doing each job. If you're tired of working on something, put it on SVN, let everyone know that they're free to work on it, (since we covered knowing exactly how things would be put together in the concept and preplanning stages we shouldnt have any creative conflicts), and go eat some ramen noodles or something. This is easiest for our 2d artists, since mappers and modelers may not have all the resources needed to complete something (though, in theory, everything should be on svn). One skinner could start a skin, get bored, another skinner could pick up and work on it some more, get bored, etc. Again, <text:span text:style-name="T1">everything should be on SVN, even model reference images, raw texture photos, everything.</text:span></text:p>
      <text:p text:style-name="P5"/>
      <text:p text:style-name="P5"/>
      <text:p text:style-name="P5">I guess that's all for now, I'll probably keep modifying this as I go.</text:p>
      <text:p text:style-name="P5"/>
      <text:p text:style-name="P5">-GE</text:p>
      <text:p text:style-name="P5"/>
      <text:p text:style-name="P2"/>
      <text:p text:style-name="P2"/>
      <text:p text:style-name="P2"/>
      <text:p text:style-name="P2"/>
      <text:list text:style-name="L1" text:continue-numbering="true">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Ken Jimenez</meta:initial-creator>
    <meta:creation-date>2006-03-13T14:25:39</meta:creation-date>
    <dc:creator>Ken Jimenez</dc:creator>
    <dc:date>2006-03-13T15:31:25</dc:date>
    <dc:language>en-US</dc:language>
    <meta:editing-cycles>2</meta:editing-cycles>
    <meta:editing-duration>PT11M14S</meta:editing-duration>
    <meta:user-defined meta:name="Info 1"/>
    <meta:user-defined meta:name="Info 2"/>
    <meta:user-defined meta:name="Info 3"/>
    <meta:user-defined meta:name="Info 4"/>
    <meta:document-statistic meta:table-count="0" meta:image-count="0" meta:object-count="0" meta:page-count="3" meta:paragraph-count="27" meta:word-count="1451" meta:character-count="7805"/>
  </office:meta>
</office:document-meta>
</file>